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dingRedundantInvocationsInOrderTest.shouldValidat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ndingRedundantInvocationsInOrderTest.shouldFailToVerifyNoMoreInteractionsIn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ndingRedundantInvocationsInOrderTest.shouldVerifyNoMoreInteraction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ndingRedundantInvocationsInOrderTest.shouldVerifyNoMoreInteractionsInOrderWithMultiple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ndingRedundantInvocationsInOrderTest.shouldWorkFineIfNo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ingRedundantInvocationsInOrderTest.shouldFailToVerifyNoMoreInteractionsInOrderWithMultipleMo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ndingRedundantInvocationsInOrderTest.shouldSayNoInteractionsWan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